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66.8mm"/>
    </style:style>
    <style:style style:name="co4" style:family="table-column">
      <style:table-column-properties fo:break-before="auto" style:column-width="101.39mm"/>
    </style:style>
    <style:style style:name="co5" style:family="table-column">
      <style:table-column-properties fo:break-before="auto" style:column-width="226.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Funciones del Sistema</text:p>
          </table:table-cell>
          <table:covered-table-cell table:number-columns-repeated="2" table:style-name="ce1"/>
          <table:covered-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ID Categoría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10">
            <text:p>US</text:p>
          </table:table-cell>
          <table:table-cell table:style-name="ce1" office:value-type="string" calcext:value-type="string" table:number-columns-spanned="1" table:number-rows-spanned="10">
            <text:p>Usuario</text:p>
          </table:table-cell>
          <table:table-cell office:value-type="string" calcext:value-type="string">
            <text:p>Registrar nuevo usuario</text:p>
          </table:table-cell>
          <table:table-cell office:value-type="string" calcext:value-type="string">
            <text:p>El sistema deberá permitir el registro de un nuevo usuario en el almacenamiento persisten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ditar usuario existente</text:p>
          </table:table-cell>
          <table:table-cell office:value-type="string" calcext:value-type="string">
            <text:p>El sistema deberá permitir la edición de un usuario existen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Eliminar usuario existente</text:p>
          </table:table-cell>
          <table:table-cell office:value-type="string" calcext:value-type="string">
            <text:p>El sistema deberá permitir la eliminación de un usuario existen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Visualizar usuario</text:p>
          </table:table-cell>
          <table:table-cell office:value-type="string" calcext:value-type="string">
            <text:p>El sistema deberá permitir listar a todos los usuarios y un detalle de los mismo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Crear áreas de trabajo</text:p>
          </table:table-cell>
          <table:table-cell office:value-type="string" calcext:value-type="string">
            <text:p>El sistema deberá permitir crear áreas de trabajo para un nuevo usuari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Eliminar áreas de trabajo</text:p>
          </table:table-cell>
          <table:table-cell office:value-type="string" calcext:value-type="string">
            <text:p>El sistema deberá permitir eliminar áreas de trabajo para un usuario existen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Registrar roles</text:p>
          </table:table-cell>
          <table:table-cell office:value-type="string" calcext:value-type="string">
            <text:p>El sistema deberá permitir el registro de nuevos roles en el almacenamiento persisten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string" calcext:value-type="string">
            <text:p>Editar roles existente</text:p>
          </table:table-cell>
          <table:table-cell office:value-type="string" calcext:value-type="string">
            <text:p>El sistema deberá permitir la edición de un rol existen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Eliminar rol existente</text:p>
          </table:table-cell>
          <table:table-cell office:value-type="string" calcext:value-type="string">
            <text:p>El sistema deberá permitir la eliminación de un rol existen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Visualizar roles</text:p>
          </table:table-cell>
          <table:table-cell office:value-type="string" calcext:value-type="string">
            <text:p>El sistema deberá permitir listar los roles existentes en el almacenamiento persiste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7">
            <text:p>AC</text:p>
          </table:table-cell>
          <table:table-cell table:style-name="ce1" office:value-type="string" calcext:value-type="string" table:number-columns-spanned="1" table:number-rows-spanned="7">
            <text:p>Acceso</text:p>
          </table:table-cell>
          <table:table-cell office:value-type="string" calcext:value-type="string">
            <text:p>Iniciar sesión de usuario</text:p>
          </table:table-cell>
          <table:table-cell office:value-type="string" calcext:value-type="string">
            <text:p>El sistema deberá permitir iniciar sesión en el siste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Autenticar usuario</text:p>
          </table:table-cell>
          <table:table-cell office:value-type="string" calcext:value-type="string">
            <text:p>El sistema deberá permitir comprobar las credenciales del usuario para el inicio de sesió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Cerrar sesión</text:p>
          </table:table-cell>
          <table:table-cell office:value-type="string" calcext:value-type="string">
            <text:p>El sistema deberá permitir cerrar la sesión actual del usuari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Recuperar cuenta de usuario</text:p>
          </table:table-cell>
          <table:table-cell office:value-type="string" calcext:value-type="string">
            <text:p>El sistema deberá permitir recuperar la cuenta de usuario en caso de olvidar la contraseñ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Reestablecer cuenta de usuario</text:p>
          </table:table-cell>
          <table:table-cell office:value-type="string" calcext:value-type="string">
            <text:p>El sistema deberá permitir reestablecer la cuenta de usuario si se solicita una recuperació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Modificar datos de acceso</text:p>
          </table:table-cell>
          <table:table-cell office:value-type="string" calcext:value-type="string">
            <text:p>El sistema deberá permitir modificar los datos de acceso asociados al inicio de sesió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Notificación de cambios</text:p>
          </table:table-cell>
          <table:table-cell office:value-type="string" calcext:value-type="string">
            <text:p>El sistema deberá permitir notificar el cambio de datos en las credenciales gener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5">
            <text:p>ES</text:p>
          </table:table-cell>
          <table:table-cell table:style-name="ce1" office:value-type="string" calcext:value-type="string" table:number-columns-spanned="1" table:number-rows-spanned="5">
            <text:p>Estadísticas</text:p>
          </table:table-cell>
          <table:table-cell office:value-type="string" calcext:value-type="string">
            <text:p>Visualizar estadísticas de uso</text:p>
          </table:table-cell>
          <table:table-cell office:value-type="string" calcext:value-type="string">
            <text:p>El sistema deberá permitir entregar estadísticas de uso por usuario y por módu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Visualizar carga de servidores</text:p>
          </table:table-cell>
          <table:table-cell office:value-type="string" calcext:value-type="string">
            <text:p>El sistema deberá permitir visualizar la carga actual de los servidor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Visualizar carga de sistema de colas</text:p>
          </table:table-cell>
          <table:table-cell office:value-type="string" calcext:value-type="string">
            <text:p>El sistema deberá permitir visualizar la carga del sistema de cola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Visualizar estados de trabajos</text:p>
          </table:table-cell>
          <table:table-cell office:value-type="string" calcext:value-type="string">
            <text:p>El sistema deberá permitir visualizar los estados de trabaj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Visualizar estadísticas de trabajos</text:p>
          </table:table-cell>
          <table:table-cell office:value-type="string" calcext:value-type="string">
            <text:p>El sistema deberá permitir visualizar estadísticas relacionadas a los trabajos procesad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14">
            <text:p>AE</text:p>
          </table:table-cell>
          <table:table-cell table:style-name="ce1" office:value-type="string" calcext:value-type="string" table:number-columns-spanned="1" table:number-rows-spanned="14">
            <text:p>Análisis estadístico</text:p>
          </table:table-cell>
          <table:table-cell office:value-type="string" calcext:value-type="string">
            <text:p>Estimar estadísticos en relación a la muestra</text:p>
          </table:table-cell>
          <table:table-cell office:value-type="string" calcext:value-type="string">
            <text:p>El sistema deberá permitir calcular estadísticos sobre la data entrega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Visualizar estadísticos de datos</text:p>
          </table:table-cell>
          <table:table-cell office:value-type="string" calcext:value-type="string">
            <text:p>El sistema deberá permitir visualizar estadísticos sobre la data entregad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Estimar box plot</text:p>
          </table:table-cell>
          <table:table-cell office:value-type="string" calcext:value-type="string">
            <text:p>El sistema deberá permitir estimar el box plot para un set de datos dad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Visualizar box plot</text:p>
          </table:table-cell>
          <table:table-cell office:value-type="string" calcext:value-type="string">
            <text:p>El sistema deberá permitir visualizar el box plot generad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Estimar histograma</text:p>
          </table:table-cell>
          <table:table-cell office:value-type="string" calcext:value-type="string">
            <text:p>El sistema deberá permitir estimar histogramas por atributos en set de datos dad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Visualizar histograma</text:p>
          </table:table-cell>
          <table:table-cell office:value-type="string" calcext:value-type="string">
            <text:p>El sistema deberá permitir visualizar el histograma generad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Estimar bar charts</text:p>
          </table:table-cell>
          <table:table-cell office:value-type="string" calcext:value-type="string">
            <text:p>El sistema deberá permitir estimar bar charts para atributos con distribución discre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string" calcext:value-type="string">
            <text:p>Visualizar bar chart</text:p>
          </table:table-cell>
          <table:table-cell office:value-type="string" calcext:value-type="string">
            <text:p>El sistema deberá permitir visualizar el bar chart generad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Estimar pie charts</text:p>
          </table:table-cell>
          <table:table-cell office:value-type="string" calcext:value-type="string">
            <text:p>El sistema deberá permitir estimar pie charts para atributos con distribución discre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Visualizar pie charts</text:p>
          </table:table-cell>
          <table:table-cell office:value-type="string" calcext:value-type="string">
            <text:p>El sistema deberá permitir visualizar el pie charts generad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covered-table-cell table:number-columns-repeated="2"/>
          <table:table-cell office:value-type="string" calcext:value-type="string">
            <text:p>Estimar matrices de correlación</text:p>
          </table:table-cell>
          <table:table-cell office:value-type="string" calcext:value-type="string">
            <text:p>El sistema deberá permitir estimar matrices de correlación para un set de datos de interé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Visualizar heat map</text:p>
          </table:table-cell>
          <table:table-cell office:value-type="string" calcext:value-type="string">
            <text:p>El sistema deberá permitir visualizar el heat map generado relacionado a la matriz de correlació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 table:number-columns-repeated="2"/>
          <table:table-cell office:value-type="string" calcext:value-type="string">
            <text:p>Estimar scatter plot</text:p>
          </table:table-cell>
          <table:table-cell office:value-type="string" calcext:value-type="string">
            <text:p>El sistema deberá permitir estimar scatter plot para un set de datos de interé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number-columns-repeated="2"/>
          <table:table-cell office:value-type="string" calcext:value-type="string">
            <text:p>Visualizar scatter plot</text:p>
          </table:table-cell>
          <table:table-cell office:value-type="string" calcext:value-type="string">
            <text:p>El sistema deberá permitir visualizar el scatter plot gener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4">
            <text:p>ESD</text:p>
          </table:table-cell>
          <table:table-cell table:style-name="ce1" office:value-type="string" calcext:value-type="string" table:number-columns-spanned="1" table:number-rows-spanned="4">
            <text:p>Evaluación set de datos</text:p>
          </table:table-cell>
          <table:table-cell office:value-type="string" calcext:value-type="string">
            <text:p>Revisar correcto estado set de datos</text:p>
          </table:table-cell>
          <table:table-cell office:value-type="string" calcext:value-type="string">
            <text:p>El sistema deberá permitir revisar el correcto estado del set de dato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Revisar variables discretas en set de datos</text:p>
          </table:table-cell>
          <table:table-cell office:value-type="string" calcext:value-type="string">
            <text:p>El sistema deberá permitir revisar si el set de datos presenta variables discretas en sus atributo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Revisar formato de set de datos</text:p>
          </table:table-cell>
          <table:table-cell office:value-type="string" calcext:value-type="string">
            <text:p>El sistema deberá permitir revisar el formato del set de datos y chequear si viene según las características impuesta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Alojar set de datos en área de trabajo</text:p>
          </table:table-cell>
          <table:table-cell office:value-type="string" calcext:value-type="string">
            <text:p>El sistema deberá permitir alojar el set de datos en el área de trabajo del usuar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9">
            <text:p>MANS</text:p>
          </table:table-cell>
          <table:table-cell table:style-name="ce1" office:value-type="string" calcext:value-type="string" table:number-columns-spanned="1" table:number-rows-spanned="9">
            <text:p>Modelos de Aprendizaje No Supervisado</text:p>
          </table:table-cell>
          <table:table-cell office:value-type="string" calcext:value-type="string">
            <text:p>Implementar algoritmo K-Means</text:p>
          </table:table-cell>
          <table:table-cell office:value-type="string" calcext:value-type="string">
            <text:p>El sistema deberá permitir implementar el algoritmo K-Means para entorno de aprendizaje no supervisad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Implementar algoritmo Mean Shift</text:p>
          </table:table-cell>
          <table:table-cell office:value-type="string" calcext:value-type="string">
            <text:p>El sistema deberá permitir implementar el algoritmo Mean Shift para entorno de aprendizaje no supervisad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Implementar algoritmo Affinity Propagation</text:p>
          </table:table-cell>
          <table:table-cell office:value-type="string" calcext:value-type="string">
            <text:p>El sistema deberá permitir implementar el algoritmo Affinity Propagation para entorno de aprendizaje no supervisad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Implementar algoritmo DBScan</text:p>
          </table:table-cell>
          <table:table-cell office:value-type="string" calcext:value-type="string">
            <text:p>El sistema deberá permitir implementar el algoritmo DBScan para entorno de aprendizaje no supervisad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Implementar algoritmo Aglomerativos</text:p>
          </table:table-cell>
          <table:table-cell office:value-type="string" calcext:value-type="string">
            <text:p>El sistema deberá permitir implementar el algoritmo Aglomerativos para entorno de aprendizaje no supervisad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Implementar algoritmo jerarquizado</text:p>
          </table:table-cell>
          <table:table-cell office:value-type="string" calcext:value-type="string">
            <text:p>El sistema deberá permitir implementar el algoritmo Jerarquizado para entorno de aprendizaje no supervisad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Implementar algoritmo SOM</text:p>
          </table:table-cell>
          <table:table-cell office:value-type="string" calcext:value-type="string">
            <text:p>El sistema deberá permitir implementar el algoritmo Self Organization Map para entorno de aprendizaje no supervisad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string" calcext:value-type="string">
            <text:p>Evaluar las particiones generadas</text:p>
          </table:table-cell>
          <table:table-cell office:value-type="string" calcext:value-type="string">
            <text:p>El sistema deberá permitir la evaluación de las particiones generadas mediante Coeficientes determinado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Reportar resultados</text:p>
          </table:table-cell>
          <table:table-cell office:value-type="string" calcext:value-type="string">
            <text:p>El sistema deberá permitir reportar los resultados obtenidos para su posterior análisi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15">
            <text:p>MAS</text:p>
          </table:table-cell>
          <table:table-cell table:style-name="ce1" office:value-type="string" calcext:value-type="string" table:number-columns-spanned="1" table:number-rows-spanned="15">
            <text:p>Modelos de Aprendizaje Supervisado</text:p>
          </table:table-cell>
          <table:table-cell office:value-type="string" calcext:value-type="string">
            <text:p>Implementar algoritmo Naive Bayes</text:p>
          </table:table-cell>
          <table:table-cell office:value-type="string" calcext:value-type="string">
            <text:p>El sistema deberá permitir implementar el algoritmo Naive Bayes para entorno de aprendizaje supervisad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Implementar algoritmo KNN</text:p>
          </table:table-cell>
          <table:table-cell office:value-type="string" calcext:value-type="string">
            <text:p>El sistema deberá permitir implementar el algoritmo KNN para entorno de aprendizaje supervisad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Implementar algoritmo Random Forest</text:p>
          </table:table-cell>
          <table:table-cell office:value-type="string" calcext:value-type="string">
            <text:p>El sistema deberá permitir implementar el algoritmo Random Forest para entorno de aprendizaje supervisad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Implementar algoritmo AdaBoost</text:p>
          </table:table-cell>
          <table:table-cell office:value-type="string" calcext:value-type="string">
            <text:p>El sistema deberá permitir implementar el algoritmo AdaBoost para entorno de aprendizaje supervisad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Implementar algoritmo SVM</text:p>
          </table:table-cell>
          <table:table-cell office:value-type="string" calcext:value-type="string">
            <text:p>El sistema deberá permitir implementar el algoritmo SVM para entorno de aprendizaje supervisad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Implementar algoritmo NuSVC</text:p>
          </table:table-cell>
          <table:table-cell office:value-type="string" calcext:value-type="string">
            <text:p>El sistema deberá permitir implementar el algoritmo NuSVC para entorno de aprendizaje supervisad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Implementar algoritmo MLP</text:p>
          </table:table-cell>
          <table:table-cell office:value-type="string" calcext:value-type="string">
            <text:p>El sistema deberá permitir implementar el algoritmo MLP para entorno de aprendizaje supervisad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string" calcext:value-type="string">
            <text:p>Implementar algoritmo Árboles de Decisión</text:p>
          </table:table-cell>
          <table:table-cell office:value-type="string" calcext:value-type="string">
            <text:p>El sistema deberá permitir implementar el algoritmo Árboles de decisión para entorno de aprendizaje supervisad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Implementar validación cruzada</text:p>
          </table:table-cell>
          <table:table-cell office:value-type="string" calcext:value-type="string">
            <text:p>El sistema deberá permitir implementar los algoritmos de validación cruzada para cada algoritm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Implementar validación LOU</text:p>
          </table:table-cell>
          <table:table-cell office:value-type="string" calcext:value-type="string">
            <text:p>El sistema deberá permitir implementar los algoritmos de validación LOU para cada algoritm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covered-table-cell table:number-columns-repeated="2"/>
          <table:table-cell office:value-type="string" calcext:value-type="string">
            <text:p>Estimar Curva ROC</text:p>
          </table:table-cell>
          <table:table-cell office:value-type="string" calcext:value-type="string">
            <text:p>El sistema deberá permitir estimar la curva roc para el modelo resultant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Estimar curva de validación</text:p>
          </table:table-cell>
          <table:table-cell office:value-type="string" calcext:value-type="string">
            <text:p>El sistema deberá permitir estimar la curva de validación para el modelo resultant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 table:number-columns-repeated="2"/>
          <table:table-cell office:value-type="string" calcext:value-type="string">
            <text:p>Estimar matriz de confusión</text:p>
          </table:table-cell>
          <table:table-cell office:value-type="string" calcext:value-type="string">
            <text:p>El sistema deberá permitir estimar la matriz de confusión para el modelo resultant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number-columns-repeated="2"/>
          <table:table-cell office:value-type="string" calcext:value-type="string">
            <text:p>Estimar las medidas de desempeño</text:p>
          </table:table-cell>
          <table:table-cell office:value-type="string" calcext:value-type="string">
            <text:p>El sistema deberá permitir estimar las medidas de desempeño obtenidas para el modelo resultant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covered-table-cell table:number-columns-repeated="2"/>
          <table:table-cell office:value-type="string" calcext:value-type="string">
            <text:p>Alojar resultados en job</text:p>
          </table:table-cell>
          <table:table-cell office:value-type="string" calcext:value-type="string">
            <text:p>El sistema deberá permitir alojar los resultados obtenidos en el job relacionado al área de traba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5">
            <text:p>AF</text:p>
          </table:table-cell>
          <table:table-cell table:style-name="ce1" office:value-type="string" calcext:value-type="string" table:number-columns-spanned="1" table:number-rows-spanned="5">
            <text:p>Análisis de Características</text:p>
          </table:table-cell>
          <table:table-cell office:value-type="string" calcext:value-type="string">
            <text:p>Implementar PCA</text:p>
          </table:table-cell>
          <table:table-cell office:value-type="string" calcext:value-type="string">
            <text:p>El sistema deberá permitir la implementación del algoritmo PCA y exponer los resultados generado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Implementar Deformaciones de Espacio</text:p>
          </table:table-cell>
          <table:table-cell office:value-type="string" calcext:value-type="string">
            <text:p>El sistema deberá permitir la implementación de la evaluación de características mediante Importancia en Random Fore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Implementar algoritmos de Mutual Information</text:p>
          </table:table-cell>
          <table:table-cell office:value-type="string" calcext:value-type="string">
            <text:p>El sistema deberá permitir la implementación de los algoritmos referentes a mutual inform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Implementar algoritmo de correlaciones</text:p>
          </table:table-cell>
          <table:table-cell office:value-type="string" calcext:value-type="string">
            <text:p>El sistema deberá permitir implementar y analizar los resultados de análisis de correlacion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Implementar algoritmos basados en distribuciones bayesianas</text:p>
          </table:table-cell>
          <table:table-cell office:value-type="string" calcext:value-type="string">
            <text:p>El sistema deberá permitir la implementación de métodos bayesianos para análisis de característic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7">
            <text:p>SC</text:p>
          </table:table-cell>
          <table:table-cell table:style-name="ce1" office:value-type="string" calcext:value-type="string" table:number-columns-spanned="1" table:number-rows-spanned="7">
            <text:p>Sistema de Colas</text:p>
          </table:table-cell>
          <table:table-cell office:value-type="string" calcext:value-type="string">
            <text:p>Registrar procesos en sistema de colas</text:p>
          </table:table-cell>
          <table:table-cell office:value-type="string" calcext:value-type="string">
            <text:p>El sistema deberá permitir el registro de nuevos procesos en sistema de colas y establecer las configuraciones sobre el mism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ditar proceso en sistema de cola</text:p>
          </table:table-cell>
          <table:table-cell office:value-type="string" calcext:value-type="string">
            <text:p>El sistema deberá permitir modificar los procesos encolados, cambiarles estados, modificar prioridades, etc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Eliminar proceso de sistema de cola</text:p>
          </table:table-cell>
          <table:table-cell office:value-type="string" calcext:value-type="string">
            <text:p>El sistema deberá permitir remover procesos en sistemas de colas e identificar las consecuencias del hecho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Mostrar estado de cola</text:p>
          </table:table-cell>
          <table:table-cell office:value-type="string" calcext:value-type="string">
            <text:p>El sistema deberá permitir consultar los procesos en sistema de colas y exponer las características de ello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Notificar estados de procesos</text:p>
          </table:table-cell>
          <table:table-cell office:value-type="string" calcext:value-type="string">
            <text:p>El sistema deberá permitir notificar a los usuarios los estados de los procesos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Notificar finalización de trabajos</text:p>
          </table:table-cell>
          <table:table-cell office:value-type="string" calcext:value-type="string">
            <text:p>El sistema deberá permitir la notificación a los usuarios cuando un job finali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Revisar procesos en cola</text:p>
          </table:table-cell>
          <table:table-cell office:value-type="string" calcext:value-type="string">
            <text:p>El sistema deberá permitir la revisión constante de los procesos encolad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3">
            <text:p>SN</text:p>
          </table:table-cell>
          <table:table-cell table:style-name="ce1" office:value-type="string" calcext:value-type="string" table:number-columns-spanned="1" table:number-rows-spanned="3">
            <text:p>Sistema de notificaciones</text:p>
          </table:table-cell>
          <table:table-cell office:value-type="string" calcext:value-type="string">
            <text:p>Enviar mensajes de notificaciones a usuarios</text:p>
          </table:table-cell>
          <table:table-cell office:value-type="string" calcext:value-type="string">
            <text:p>El sistema deberá permitir la notificación de nuevos mensajes a usuarios vía email o notificación pus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Configurar mensajes de notificaciones</text:p>
          </table:table-cell>
          <table:table-cell office:value-type="string" calcext:value-type="string">
            <text:p>El sistema deberá permitir configurar y condicionar las notificaciones que se emit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Generar notificaciones globales</text:p>
          </table:table-cell>
          <table:table-cell office:value-type="string" calcext:value-type="string">
            <text:p>El sistema deberá permitir generar notificaciones generales a todos los usuarios existen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4">
            <text:p>AP</text:p>
          </table:table-cell>
          <table:table-cell table:style-name="ce1" office:value-type="string" calcext:value-type="string" table:number-columns-spanned="1" table:number-rows-spanned="4">
            <text:p>Almacenamiento Persistente</text:p>
          </table:table-cell>
          <table:table-cell office:value-type="string" calcext:value-type="string">
            <text:p>Responder solicitudes de muestra de datos</text:p>
          </table:table-cell>
          <table:table-cell office:value-type="string" calcext:value-type="string">
            <text:p>El sistema deberá permitir responder <text:s/>a las solicitudes de consulta de datos desde el sistema de almacenamiento persisten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Registrar nuevos elementos</text:p>
          </table:table-cell>
          <table:table-cell office:value-type="string" calcext:value-type="string">
            <text:p>El sistema deberá permitir registrar nuevos elementos en el sistema de almacenamiento persisten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Modificar elementos en el sistema</text:p>
          </table:table-cell>
          <table:table-cell office:value-type="string" calcext:value-type="string">
            <text:p>El sistema deberá permitir editar registros y mantener la concordancia de las relaciones asociadas al sistema de almacenamiento persisten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Eliminar elementos en el sistema</text:p>
          </table:table-cell>
          <table:table-cell office:value-type="string" calcext:value-type="string">
            <text:p>El sistema deberá permitir eliminar registros en el sistema de almacenamiento persisten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4:28:39.598361836</meta:creation-date>
    <dc:date>2018-09-21T16:21:41.118036124</dc:date>
    <meta:editing-duration>PT27M47S</meta:editing-duration>
    <meta:editing-cycles>5</meta:editing-cycles>
    <meta:generator>LibreOffice/5.1.6.2$Linux_X86_64 LibreOffice_project/10m0$Build-2</meta:generator>
    <meta:document-statistic meta:table-count="1" meta:cell-count="277" meta:object-count="0"/>
  </office:meta>
</office:document-meta>
</file>